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1320" officeooo:paragraph-rsid="001d1320"/>
    </style:style>
    <style:style style:name="P2" style:family="paragraph" style:parent-style-name="Standard">
      <style:text-properties officeooo:rsid="001e8440" officeooo:paragraph-rsid="001e8440"/>
    </style:style>
    <style:style style:name="P3" style:family="paragraph" style:parent-style-name="Standard">
      <style:text-properties officeooo:rsid="001f5660" officeooo:paragraph-rsid="001f5660"/>
    </style:style>
    <style:style style:name="P4" style:family="paragraph" style:parent-style-name="Standard">
      <style:text-properties officeooo:rsid="00212610" officeooo:paragraph-rsid="00212610"/>
    </style:style>
    <style:style style:name="P5" style:family="paragraph" style:parent-style-name="Standard">
      <style:text-properties officeooo:rsid="00212610" officeooo:paragraph-rsid="00212610"/>
    </style:style>
    <style:style style:name="P6" style:family="paragraph" style:parent-style-name="Standard">
      <style:text-properties officeooo:rsid="0024a2ce" officeooo:paragraph-rsid="00212610"/>
    </style:style>
    <style:style style:name="P7" style:family="paragraph" style:parent-style-name="Standard">
      <style:text-properties officeooo:rsid="0024a2ce" officeooo:paragraph-rsid="0024a2ce"/>
    </style:style>
    <style:style style:name="P8" style:family="paragraph" style:parent-style-name="Standard">
      <style:text-properties officeooo:rsid="001f5660" officeooo:paragraph-rsid="00260201"/>
    </style:style>
    <style:style style:name="P9" style:family="paragraph" style:parent-style-name="Standard">
      <style:text-properties officeooo:rsid="001f5660" officeooo:paragraph-rsid="0027716c"/>
    </style:style>
    <style:style style:name="P10" style:family="paragraph" style:parent-style-name="Standard">
      <style:text-properties officeooo:rsid="0027716c" officeooo:paragraph-rsid="0027716c"/>
    </style:style>
    <style:style style:name="P11" style:family="paragraph" style:parent-style-name="Standard">
      <style:text-properties officeooo:rsid="0028ddb6" officeooo:paragraph-rsid="0028ddb6"/>
    </style:style>
    <style:style style:name="T1" style:family="text">
      <style:text-properties officeooo:rsid="002771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1"/>
      <text:p text:style-name="P1">create view VM_planoMedico<text:line-break/>as select p.Nome as Paciente, pl.Nome as Plano, pl.tipo<text:line-break/>from pacientes p inner join planos pl on<text:line-break/><text:tab/>(p.CodPlano = pl.PLcod )<text:line-break/>group by p.Pcod;</text:p>
      <text:p text:style-name="P1"/>
      <text:p text:style-name="P1">2.</text:p>
      <text:p text:style-name="P1"/>
      <text:p text:style-name="P1">create view VM_especialidadeMedica<text:line-break/>as select m.nome as Medico, e.nome as EspecialidadeTipo<text:line-break/>from medico m inner join especialidades e on<text:line-break/><text:tab/>(m.codEspecialidade = e.Ecod)<text:line-break/>group by m.Crm;</text:p>
      <text:p text:style-name="P1"/>
      <text:p text:style-name="P2">3.</text:p>
      <text:p text:style-name="P2"/>
      <text:p text:style-name="P2">alter view VM_especialidadeMedica<text:line-break/>as select m.nome as Medico, e.nome as Especialidade_Tipo , a.Nome as Area_Atuação <text:line-break/>from medico m inner join especialidades e on<text:line-break/><text:tab/>(m.codEspecialidade = e.Ecod) inner join areas a on<text:line-break/> <text:s text:c="3"/>(e.CodArea = a.Acod)<text:line-break/>group by m.Crm;</text:p>
      <text:p text:style-name="P2"/>
      <text:p text:style-name="P3">4.</text:p>
      <text:p text:style-name="P3"/>
      <text:p text:style-name="P9">Create view VM_Consultas<text:line-break/>as select p.Pcod as Paciente, p.Nome as Nome, m.nome as Medico , m.Crm as <text:span text:style-name="T1">Crm</text:span> , c.Data as Data_Consulta <text:line-break/>from consultas c <text:s/>inner join pacientes p on<text:line-break/><text:tab/>(c.codPaciente = p.Pcod) inner join Medico m on<text:line-break/> <text:s text:c="3"/>(c.CrmMed = m.Crm)<text:line-break/>group by p.Pcod;</text:p>
      <text:p text:style-name="P3"/>
      <text:p text:style-name="P3">5.</text:p>
      <text:p text:style-name="P3"/>
      <text:p text:style-name="P8">Alter view VM_Consultas<text:line-break/>as select p.Pcod as Paciente, p.Nome as Nome, m.nome as Medico, m.Crm as Crm , c.Data as Data_Consulta , c.Hora as Hora , c.Valor as Valor_Consulta<text:line-break/>from consultas c <text:s/>inner join pacientes p on<text:line-break/><text:tab/>(c.codPaciente = p.Pcod) inner join Medico m on<text:line-break/> <text:s text:c="3"/>(c.CrmMed = m.Crm)<text:line-break/>group by p.Pcod<text:line-break/>order by Data_Consulta;</text:p>
      <text:p text:style-name="P3"/>
      <text:p text:style-name="P4">6.</text:p>
      <text:p text:style-name="P4"/>
      <text:p text:style-name="P4">Create view VM_Pacientes<text:line-break/>as select p.* , c.Nome as Cidade , c.Uf as Estado<text:line-break/>from <text:s/>pacientes p inner join Cidades c on<text:line-break/><text:tab/>(p.codCid = c.Ccod)<text:line-break/><text:soft-page-break/>group by p.Pcod<text:line-break/></text:p>
      <text:p text:style-name="P6"/>
      <text:p text:style-name="P7">A.<text:tab/></text:p>
      <text:p text:style-name="P7"/>
      <text:p text:style-name="P7">select vp.Paciente as paciente ,vp.plano as plano<text:line-break/>from vm_planomedico vp<text:line-break/>order by plano;</text:p>
      <text:p text:style-name="P7"/>
      <text:p text:style-name="P7">B.</text:p>
      <text:p text:style-name="P7"><text:tab/></text:p>
      <text:p text:style-name="P7">select ve.Medico as Medico ,ve.area_atuação as Especialidade<text:line-break/>from vm_especialidademedica ve<text:line-break/>where ve.area_atuação = "pediatra"</text:p>
      <text:p text:style-name="P7"/>
      <text:p text:style-name="P10">C.</text:p>
      <text:p text:style-name="P10"/>
      <text:p text:style-name="P10">select vc.nome as Paciente ,vc.Medico as Medico<text:line-break/>from vm_consultas vc<text:line-break/>where vc.Data_Consulta like "2017-03-%" and<text:tab/><text:line-break/><text:tab/> <text:s/>vc.medico = "Sérgio Rodrigues"</text:p>
      <text:p text:style-name="P7"/>
      <text:p text:style-name="P11">D.</text:p>
      <text:p text:style-name="P11"/>
      <text:p text:style-name="P11">select vc.Medico as Medico , vc.nome as Paciente <text:line-break/>from vm_consultas vc<text:line-break/>where vc.Data_Consulta like "2016-%-%" <text:line-break/>order by medico;</text:p>
      <text:p text:style-name="P11"/>
      <text:p text:style-name="P11"/>
      <text:p text:style-name="P11">E.</text:p>
      <text:p text:style-name="P7"/>
      <text:p text:style-name="P7">select <text:s/>vc.nome as Paciente , Sum(vc.Valor_Consulta) as Gasto<text:line-break/>from vm_consultas vc<text:line-break/>where vc.Data_Consulta like "2019-%-%" <text:line-break/>group by vc.Paciente<text:line-break/>order by vc.Paciente;</text:p>
      <text:p text:style-name="P7"/>
      <text:p text:style-name="P11">F.</text:p>
      <text:p text:style-name="P11"/>
      <text:p text:style-name="P11">select <text:s/>vp.nome as Paciente , vp.Cidade as Cidade , vp.Estado as Estado<text:line-break/>from vm_pacientes vp<text:line-break/>order by vp.nome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21:49:41.966000000</meta:creation-date>
    <dc:date>2019-06-05T12:52:07.438000000</dc:date>
    <meta:editing-duration>PT37M5S</meta:editing-duration>
    <meta:editing-cycles>6</meta:editing-cycles>
    <meta:generator>LibreOffice/6.0.4.2$Windows_X86_64 LibreOffice_project/9b0d9b32d5dcda91d2f1a96dc04c645c450872bf</meta:generator>
    <meta:document-statistic meta:table-count="0" meta:image-count="0" meta:object-count="0" meta:page-count="2" meta:paragraph-count="25" meta:word-count="330" meta:character-count="2135" meta:non-whitespace-character-count="1794"/>
  </office:meta>
</office:document-meta>
</file>